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mic Sans MS2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771cm" fo:min-width="15.121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621cm" svg:height="2.021cm" svg:x="3.54cm" svg:y="1.762cm">
          <draw:text-box>
            <text:p text:style-name="P3">Algeria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mic Sans MS2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" fo:font-family="'Comic Sans MS'" style:font-style-name="Regular" style:font-family-generic="script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1-20T12:48:57.249000000</meta:creation-date>
    <meta:print-date>2021-02-07T09:58:02.201000000</meta:print-date>
    <dc:date>2021-02-14T13:11:00.562000000</dc:date>
    <meta:editing-duration>PT1H31M23S</meta:editing-duration>
    <meta:editing-cycles>9</meta:editing-cycles>
    <meta:generator>LibreOffice/6.4.4.2$Windows_X86_64 LibreOffice_project/3d775be2011f3886db32dfd395a6a6d1ca2630ff</meta:generator>
    <meta:document-statistic meta:object-count="3"/>
  </office:meta>
</office:document-meta>
</file>